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complex="Arial" fo:font-size="10pt" style:font-size-asian="10pt" style:font-size-complex="10pt"/>
    </style:style>
    <style:style style:name="P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9" style:parent-style-name="Normal" style:family="paragraph">
      <style:paragraph-properties fo:margin-bottom="0in" fo:line-height="100%"/>
    </style:style>
    <style:style style:name="T20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T2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paragraph-properties fo:margin-bottom="0in" fo:line-height="100%"/>
    </style:style>
    <style:style style:name="T2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4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P25" style:parent-style-name="Normal" style:family="paragraph">
      <style:paragraph-properties fo:margin-bottom="0in" fo:line-height="100%"/>
    </style:style>
    <style:style style:name="T2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7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 fo:language="en" fo:country="US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0" style:parent-style-name="Normal" style:family="paragraph">
      <style:paragraph-properties fo:margin-bottom="0in" fo:line-height="100%"/>
    </style:style>
    <style:style style:name="T71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T72" style:parent-style-name="Policepardéfaut" style:family="text">
      <style:text-properties style:font-name="Arial" style:font-name-complex="Arial" fo:color="#70AD47" fo:font-size="10pt" style:font-size-asian="10pt" style:font-size-complex="10pt" fo:language="en" fo:country="US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8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4" style:parent-style-name="Normal" style:family="paragraph">
      <style:paragraph-properties fo:margin-bottom="0in" fo:line-height="100%"/>
    </style:style>
    <style:style style:name="T95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T10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07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P108" style:parent-style-name="Normal" style:family="paragraph">
      <style:paragraph-properties fo:margin-bottom="0in" fo:line-height="100%"/>
    </style:style>
    <style:style style:name="T10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10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 fo:language="en" fo:country="US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7" style:parent-style-name="Normal" style:family="paragraph">
      <style:text-properties style:font-name="Arial" style:font-name-complex="Arial" fo:font-size="10pt" style:font-size-asian="10pt" style:font-size-complex="10pt" fo:language="en" fo:country="US"/>
    </style:style>
  </office:automatic-styles>
  <office:body>
    <office:text text:use-soft-page-breaks="true">
      <text:p text:style-name="P1">Bilan en simulation :</text:p>
      <text:p text:style-name="P2">-Interruption : Vérifié</text:p>
      <text:p text:style-name="P3">-PWM : Vérifié</text:p>
      <text:p text:style-name="P4">-ADC : Vérifié</text:p>
      <text:p text:style-name="P5">-UART : X</text:p>
      <text:p text:style-name="P6"/>
      <text:p text:style-name="P7">Bilan en réel :</text:p>
      <text:p text:style-name="P8">-PWM : Vérifié</text:p>
      <text:p text:style-name="P9">-ADC : X</text:p>
      <text:p text:style-name="P10">-UART : X</text:p>
      <text:p text:style-name="P11"/>
      <text:p text:style-name="P12">Le rapport cyclique de la PWM est calculé en fonction de la valeur de l’ADC.</text:p>
      <text:p text:style-name="P13"/>
      <text:p text:style-name="P14">COUCHE DRIVER</text:p>
      <text:p text:style-name="P15"/>
      <text:p text:style-name="P16">Module GPIO</text:p>
      <text:p text:style-name="P17"/>
      <text:p text:style-name="P18">typedef struct{</text:p>
      <text:p text:style-name="P19"><text:span text:style-name="T20"><text:tab/></text:span><text:span text:style-name="T21">GPIO_TypeDef * GPIO;</text:span></text:p>
      <text:p text:style-name="P22"><text:span text:style-name="T23"><text:tab/>char GPIO_pin;<text:s/></text:span><text:span text:style-name="T24">// Numéro de 0 à 15</text:span></text:p>
      <text:p text:style-name="P25"><text:span text:style-name="T26"><text:tab/></text:span><text:span text:style-name="T27">char GPIO_conf;</text:span></text:p>
      <text:p text:style-name="P28">} ourGPIO_struct;</text:p>
      <text:p text:style-name="P29">// Structure contenant un GPIO, le numéro du pin du GPIO et la configuration du GPIO</text:p>
      <text:p text:style-name="P30"/>
      <text:p text:style-name="P31">#define in_Floating 0x04</text:p>
      <text:p text:style-name="P32">#define in_PullDown 0x08</text:p>
      <text:p text:style-name="P33">#define in_PullUp 0x15</text:p>
      <text:p text:style-name="P34">// Tableau 20 : Les modes de configuration Input pull-down et Input pull-up</text:p>
      <text:p text:style-name="P35">// correspondent tous les deux à l'entier 0b1000 (chaque bit étant</text:p>
      <text:p text:style-name="P36">// respectivement affecté aux registres : CNF1, CNF0, MODE1, MODE0),</text:p>
      <text:p text:style-name="P37">// on met donc temporairement Pull-up à 15 et on le configurera correctement (à 8)</text:p>
      <text:p text:style-name="P38">// lorsque l'on en aura besoin. La différence entre Pull-down et Pull-up<text:s/></text:p>
      <text:p text:style-name="P39">// se jouera au niveau du registre PxODR.</text:p>
      <text:p text:style-name="P40"/>
      <text:p text:style-name="P41">#define in_Analog 0x00</text:p>
      <text:p text:style-name="P42">#define out_Ppull 0x01</text:p>
      <text:p text:style-name="P43">#define out_OD 0x05</text:p>
      <text:p text:style-name="P44">#define altOut_Ppull 0x09</text:p>
      <text:p text:style-name="P45">#define altOut_OD 0x13</text:p>
      <text:p text:style-name="P46"/>
      <text:p text:style-name="P47">// Les entiers ci-dessus sont la conversion en décimal des nombres</text:p>
      <text:p text:style-name="P48">// binaires affectés aux registres : CNF1, CNF0, MODE1, MODE0.</text:p>
      <text:p text:style-name="P49">// Ces nombres identifient les modes de configuration du GPIO.</text:p>
      <text:p text:style-name="P50"/>
      <text:p text:style-name="P51">void ourGPIO_Init( ourGPIO_struct * GPIOStructPtr);</text:p>
      <text:p text:style-name="P52">// Initialisation d'un GPIO donné</text:p>
      <text:p text:style-name="P53"/>
      <text:p text:style-name="P54">int ourGPIO_Read( ourGPIO_struct * GPIO, char GPIO_pin );</text:p>
      <text:p text:style-name="P55">// Indication de l'état d'un pin donné d'un GPIO donné</text:p>
      <text:p text:style-name="P56">// La fonction retourne 1 si le pin spécifié est à l'état haut, sinon elle retourne 0</text:p>
      <text:p text:style-name="P57"/>
      <text:p text:style-name="P58">void ourGPIO_Set(ourGPIO_struct * GPIO, char GPIO_pin);</text:p>
      <text:p text:style-name="P59">// Configuration du registre ODR pour le pin donné (cf. Tableau 20)</text:p>
      <text:p text:style-name="P60"/>
      <text:p text:style-name="P61">void ourGPIO_Reset(ourGPIO_struct * GPIO, char GPIO_pin);</text:p>
      <text:p text:style-name="P62">// Réinitialisation du bit du registre ODR correspondant au pin donné (cf. Tableau 20)</text:p>
      <text:p text:style-name="P63"/>
      <text:p text:style-name="P64">void ourGPIO_Toggle(ourGPIO_struct * GPIO, char GPIO_pin);</text:p>
      <text:p text:style-name="P65">// Inversion du bit du registre ODR correspondant au pin donné (cf. Tableau 20)</text:p>
      <text:p text:style-name="P66"/>
      <text:soft-page-break/>
      <text:p text:style-name="P67">Module TIMER</text:p>
      <text:p text:style-name="P68"/>
      <text:p text:style-name="P69">typedef struct {</text:p>
      <text:p text:style-name="P70"><text:span text:style-name="T71"><text:tab/>TIM_TypeDef * Timer;<text:s/></text:span><text:span text:style-name="T72">// TIM1 à TIM4</text:span></text:p>
      <text:p text:style-name="P73"><text:tab/>unsigned short ARR;</text:p>
      <text:p text:style-name="P74"><text:tab/>unsigned short PSC;</text:p>
      <text:p text:style-name="P75">} MyTimer_Struct_TypeDef;</text:p>
      <text:p text:style-name="P76">// Structure contenant un Timer et les valeurs entières respectives que l'on affecte aux registres ARR et PSC</text:p>
      <text:p text:style-name="P77"/>
      <text:p text:style-name="P78">void MyTimer_Base_Init(MyTimer_Struct_TypeDef * TimIN);</text:p>
      <text:p text:style-name="P79">// Initialisation d'un Timer donné</text:p>
      <text:p text:style-name="P80"/>
      <text:p text:style-name="P81">void MyTimer_ActiveIT ( TIM_TypeDef * Timer, char Prio, void ( * IT_function ) (void));</text:p>
      <text:p text:style-name="P82">// Activation d'une interruption</text:p>
      <text:p text:style-name="P83">// La fonction MyTimer_Base_Init doit avoir été lancée avant de configurer une interruption</text:p>
      <text:p text:style-name="P84">// Paramètres : - TIM_TypeDef * Timer : Timer concerné</text:p>
      <text:p text:style-name="P85">//<text:tab/><text:tab/><text:tab/><text:tab/><text:tab/><text:tab/><text:tab/>- char Prio : Priorité allant de 0 à 15 (0 étant la plus grande priorité)</text:p>
      <text:p text:style-name="P86"/>
      <text:p text:style-name="P87">#define MyTimer_Base_Start(Timer) Timer-&gt;CR1 |= TIM_CR1_CEN</text:p>
      <text:p text:style-name="P88">#define MyTimer_Base_Stop(Timer) Timer-&gt;CR1 &amp;= ~(TIM_CR1_CEN)</text:p>
      <text:p text:style-name="P89">// Macros permettant de démarrer ou d'arrêter un Timer donné</text:p>
      <text:p text:style-name="P90"/>
      <text:p text:style-name="P91">void MyTimer_PWM_Init_Channel(TIM_TypeDef * Timer, char Channel);</text:p>
      <text:p text:style-name="P92">// Lancement d'une PWM sur un canal particulier d'un Timer donné</text:p>
      <text:p text:style-name="P93">// Paramètres : - TIM_TypeDef * Timer : Timer concerné</text:p>
      <text:p text:style-name="P94"><text:span text:style-name="T95">// <text:s text:c="13"/>- char Prio : Priorité allant de 0 à 15 (0 étant la plus grande priorité)</text:span></text:p>
      <text:p text:style-name="P96"/>
      <text:p text:style-name="P97">void MyTimer_PWM_Set_Rapport_Cyclique(TIM_TypeDef * Timer, char Channel, double Rapport_Cyclique);</text:p>
      <text:p text:style-name="P98">// Affectation d'un rapport cyclique à une PWM d'un canal particulier d'un Timer donné</text:p>
      <text:p text:style-name="P99"/>
      <text:p text:style-name="P100">Module ADC</text:p>
      <text:p text:style-name="P101"/>
      <text:p text:style-name="P102">typedef struct{</text:p>
      <text:p text:style-name="P103"><text:tab/>ADC_TypeDef * ADC;</text:p>
      <text:p text:style-name="P104"><text:span text:style-name="T105"><text:tab/></text:span><text:span text:style-name="T106">char ADC_channel;<text:s/></text:span><text:span text:style-name="T107">// Numéro de 0 à 17</text:span></text:p>
      <text:p text:style-name="P108"><text:span text:style-name="T109"><text:tab/></text:span><text:span text:style-name="T110">char ADC_conf;</text:span></text:p>
      <text:p text:style-name="P111">} ourADC_struct;</text:p>
      <text:p text:style-name="P112"/>
      <text:p text:style-name="P113">#define c1cycle5 0x00</text:p>
      <text:p text:style-name="P114">#define c7cycles5 0x01</text:p>
      <text:p text:style-name="P115">#define c13cycles5 0x02</text:p>
      <text:p text:style-name="P116">#define c28cycles5 0x03</text:p>
      <text:p text:style-name="P117">#define c41cycles5 0x04</text:p>
      <text:p text:style-name="P118">#define c55cycles5 0x05</text:p>
      <text:p text:style-name="P119">#define c71cycles5 0x06</text:p>
      <text:p text:style-name="P120">#define c239cycles5 0x07</text:p>
      <text:p text:style-name="P121"/>
      <text:p text:style-name="P122">void ourADC_Init(ourADC_struct * ADCStructPtr);</text:p>
      <text:p text:style-name="P123">void ourADC_Start(ourADC_struct * ADCStructPtr);</text:p>
      <text:p text:style-name="P124">uint16_t ourADC_Read(ourADC_struct * ADCStructPtr);</text:p>
      <text:p text:style-name="P125"/>
      <text:p text:style-name="P126">Module UART</text:p>
      <text:p text:style-name="P127"/>
      <text:p text:style-name="P128">void MyUART_Init(USART_TypeDef * UART, unsigned int debit, int frequence_horloge);</text:p>
      <text:p text:style-name="P129">// Débit (Baud Rate) : vitesse de transmission des données (en bits/symboles par seconde ou "Bauds")</text:p>
      <text:soft-page-break/>
      <text:p text:style-name="P130">// Fréquence de l'horloge de l'UART : vitesse de fonctionnement de l'UART, nombre de cycles par seconde (en Hz)</text:p>
      <text:p text:style-name="P131">// Ici F = 72MHz</text:p>
      <text:p text:style-name="P132"/>
      <text:p text:style-name="P133">void MyUART_Transmit(USART_TypeDef * UART, char data);</text:p>
      <text:p text:style-name="P134">char MyUART_Receive(USART_TypeDef * UART);</text:p>
      <text:p text:style-name="P135">void MyUART_ActiveIT(USART_TypeDef * UART, void ( * IT_function ) (void));</text:p>
      <text:p text:style-name="P136"/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relien Anglade</meta:initial-creator>
    <dc:creator>Aurelien Anglade</dc:creator>
    <meta:creation-date>2024-12-06T15:40:00Z</meta:creation-date>
    <dc:date>2024-12-06T15:41:00Z</dc:date>
    <meta:template xlink:href="Normal.dotm" xlink:type="simple"/>
    <meta:editing-cycles>3</meta:editing-cycles>
    <meta:editing-duration>PT60S</meta:editing-duration>
    <meta:document-statistic meta:page-count="3" meta:paragraph-count="8" meta:word-count="651" meta:character-count="4227" meta:row-count="29" meta:non-whitespace-character-count="3584"/>
  </office:meta>
</office:document-meta>
</file>